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2pt" style:font-size-asian="12pt" style:font-size-complex="12pt"/>
    </style:style>
    <style:style style:name="P2" style:parent-style-name="Normal" style:family="paragraph">
      <style:paragraph-properties fo:text-align="justify"/>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fo:background-color="#FFFFFF"/>
    </style:style>
    <style:style style:name="T8" style:parent-style-name="DefaultParagraphFont" style:family="text">
      <style:text-properties style:font-name="Times New Roman" style:font-name-complex="Times New Roman" fo:background-color="#FFFFFF"/>
    </style:style>
    <style:style style:name="T9" style:parent-style-name="DefaultParagraphFont" style:family="text">
      <style:text-properties style:font-name="Times New Roman" style:font-name-complex="Times New Roman" fo:background-color="#FFFFFF"/>
    </style:style>
    <style:style style:name="T10" style:parent-style-name="DefaultParagraphFont" style:family="text">
      <style:text-properties style:font-name="Times New Roman" style:font-name-asian="Times New Roman" style:font-name-complex="Times New Roman"/>
    </style:style>
    <style:style style:name="T11" style:parent-style-name="DefaultParagraphFont" style:family="text">
      <style:text-properties style:font-name="Times New Roman" style:font-name-asian="Times New Roman" style:font-name-complex="Times New Roman"/>
    </style:style>
    <style:style style:name="T12" style:parent-style-name="DefaultParagraphFont" style:family="text">
      <style:text-properties style:font-name="Times New Roman" style:font-name-asian="Times New Roman" style:font-name-complex="Times New Roman"/>
    </style:style>
    <style:style style:name="T13" style:parent-style-name="DefaultParagraphFont" style:family="text">
      <style:text-properties style:font-name="Times New Roman" style:font-name-asian="Times New Roman" style:font-name-complex="Times New Roman"/>
    </style:style>
    <style:style style:name="T14" style:parent-style-name="DefaultParagraphFont" style:family="text">
      <style:text-properties style:font-name="Times New Roman" style:font-name-complex="Times New Roman"/>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style:style>
    <style:style style:name="T18" style:parent-style-name="DefaultParagraphFont" style:family="text">
      <style:text-properties style:font-name="Times New Roman" style:font-name-asian="Times New Roman" style:font-name-complex="Times New Roman"/>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asian="Times New Roman" style:font-name-complex="Times New Roman"/>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style:style>
    <style:style style:name="T28" style:parent-style-name="DefaultParagraphFont" style:family="text">
      <style:text-properties style:font-name="Times New Roman" style:font-name-complex="Times New Roman" fo:background-color="#FFFFFF"/>
    </style:style>
    <style:style style:name="T29" style:parent-style-name="DefaultParagraphFont" style:family="text">
      <style:text-properties style:font-name="Times New Roman" style:font-name-complex="Times New Roman"/>
    </style:style>
    <style:style style:name="T30" style:parent-style-name="DefaultParagraphFont" style:family="text">
      <style:text-properties style:font-name="Times New Roman" style:font-name-complex="Times New Roman" fo:background-color="#FFFFFF"/>
    </style:style>
    <style:style style:name="T31" style:parent-style-name="DefaultParagraphFont" style:family="text">
      <style:text-properties style:font-name="Times New Roman" style:font-name-complex="Times New Roman" fo:background-color="#FFFFFF"/>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fo:background-color="#FFFFFF"/>
    </style:style>
    <style:style style:name="T34" style:parent-style-name="DefaultParagraphFont" style:family="text">
      <style:text-properties style:font-name="Times New Roman" style:font-name-complex="Times New Roman" fo:background-color="#FFFFFF"/>
    </style:style>
    <style:style style:name="P35" style:parent-style-name="Normal" style:family="paragraph">
      <style:text-properties style:font-name="Times New Roman" style:font-name-asian="Times New Roman" style:font-name-complex="Times New Roman"/>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T38" style:parent-style-name="DefaultParagraphFont" style:family="text">
      <style:text-properties style:font-name="Times New Roman" style:font-name-asian="Times New Roman" style:font-name-complex="Times New Roman"/>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fo:background-color="#FFFFFF"/>
    </style:style>
    <style:style style:name="T41" style:parent-style-name="DefaultParagraphFont" style:family="text">
      <style:text-properties style:font-name="Times New Roman" style:font-name-complex="Times New Roman" fo:background-color="#FFFFFF"/>
    </style:style>
    <style:style style:family="graphic" style:name="a0">
      <style:graphic-properties style:vertical-pos="middle"/>
    </style:style>
  </office:automatic-styles>
  <office:body>
    <office:text text:use-soft-page-breaks="true">
      <text:p text:style-name="P1">Project3</text:p>
      <text:p text:style-name="P2"><text:span text:style-name="T3">The dataset contains information the top<text:s/></text:span><text:span text:style-name="T4">1</text:span><text:span text:style-name="T5">00 universities in the U.S. with their rankings, tuition cost, and the number of undergraduate enrolments in 2017. The first aim for the project is to find out if the tuition cost is an<text:s/></text:span><text:span text:style-name="T6">obstacle for undergraduate students to enroll in the top-ranking universities. The second goal is to figure out if there is a relationship between the number of undergraduate enrolments and higher-ranking universities</text:span></text:p>
      <text:p text:style-name="Normal"><text:span text:style-name="T7">First of all, we would like to give yo</text:span><text:span text:style-name="T8">u an idea of the geographical location of the universities included in our study. The size of the circle indicates the number universities in states. Whenever the is small, it indicates that the number of universities ranked within the 200 universities is<text:s/></text:span><text:span text:style-name="T9">very few in this state, and the greater the size of the circle shows that the state has huge number of the universities that ranked within the 200 universities.</text:span></text:p>
      <text:p text:style-name="Normal"><text:span text:style-name="T10">Now, we would like to determine whether the higher-ranking universities have a high tuition cos</text:span><text:span text:style-name="T11">t, we will plot a combination bar chart for random 14 universities. The x-axis represents the university names, and the dual y-axis shows the tuition cost on the left and the rank on the right. In our analysis of our second to last visualization, we will f</text:span><text:span text:style-name="T12">ocus on the two highest-ranking universities and the two lowest-ranking universities. The four universities are Princeton University ranked. First, Columbia University ranked fifth, Georgia Institute of Technology ranked thirty-four, and Michigan State Uni</text:span><text:span text:style-name="T13">versity ranked eighty-two. We can see that Columbia University had the highest tuition cost in 2017, and shockingly it exceeds Princeton University by $ 9.74 in thousand.</text:span><text:span text:style-name="T14"><text:s/>while the tuition cost of Princeton University exceeds Michigan State University by $</text:span><text:span text:style-name="T15"><text:s/>6.23 (in thousand), which is logical that Princeton University's fee is higher. Still, surprisingly, the difference in the cost of education is just $ 6.23 (in thousand). Georgia Institute of Technology had the lowest tuition fee among all universities. I</text:span><text:span text:style-name="T16">ts educational price is lower than Michigan State University by $7.5(in thousand) and more economical than Princeton University by almost $13(in thousand), and this cost difference is higher than the cost difference between Princeton University and Michiga</text:span><text:span text:style-name="T17">n State University ($7.5). So, our analysis indicates that<text:s/></text:span><text:span text:style-name="T18">the higher-ranking universities not necessarily have a high tuition cost</text:span><text:span text:style-name="T19"><text:s/>such as Princeton University which its tuition fees are not expensive but reasonable compared to other universities.</text:span></text:p>
      <text:p text:style-name="Normal"><text:span text:style-name="T20">For our</text:span><text:span text:style-name="T21"><text:s/>fourth visualization, we would like to show if there is a relationship between the number of undergraduate enrollments and higher-ranking universities, we’ll do a bar chart that shows the higher-ranking universities and compare to the bar chart of the num</text:span><text:span text:style-name="T22">ber of undergraduate admissions. We can see that Michigan State University had the highest number of undergraduate enrollments, making 39,143 students, while Georgia Institute of Technology was the second-highest number of undergraduate students, making 15</text:span><text:span text:style-name="T23">,142 students. The third highest number of undergraduate students was Columbia University; it exceeds the number one university (Princeton University) in the USA by 700 students. So, from this data, we can say that is there is no relationship between the n</text:span><text:span text:style-name="T24">umber of undergraduate students' enrollments and the universities that are highly ranked.</text:span></text:p>
      <text:p text:style-name="Normal"><text:span text:style-name="T25">After that we showed that the higher-ranking universities not necessarily have a high tuition cost</text:span><text:span text:style-name="T26">, and we illustrated that is there is no relationship between the nu</text:span><text:span text:style-name="T27">mber of undergraduate students' enrollments and the universities that are highly ranked.</text:span><text:span text:style-name="T28"><text:s/>We want to show the relationship between the tuition cost and the number of undergraduate enrollments based on 9+14 universities in our last<text:s/></text:span><text:span text:style-name="T29">visualization</text:span><text:span text:style-name="T30">. So, we fit<text:s/></text:span><text:span text:style-name="T31">a simple linear regression; the x-axis represents the tuition cost while the y-axis represents the number of undergraduate admissions. The simple linear regression equation is<text:s/></text:span><text:span text:style-name="T32"><text:s/></text:span><draw:frame draw:style-name="a0" text:anchor-type="as-char" svg:x="0in" svg:y="0in" svg:width="4.88542in" svg:height="0.20833in" style:rel-width="scale" style:rel-height="scale"><draw:object xlink:href="Object 1/" xlink:type="simple" xlink:show="embed" xlink:actuate="onLoad"/></draw:frame><text:span text:style-name="T33">, and the R-squared is 0.321402 , which means the linear equation does not fit<text:s/></text:span><text:span text:style-name="T34">the data very well. This explains that the tuition cost does not necessarily affect the number of undergraduate enrolments; this could be work with some universities and not for others.</text:span></text:p>
      <text:p text:style-name="P35"/>
      <text:p text:style-name="Normal">To sum up,<text:s/><text:span text:style-name="T36">analysis indicates that<text:s/></text:span><text:span text:style-name="T37">there is no relationship between h</text:span><text:span text:style-name="T38">igher-ranking universities and high tuition cost, also<text:s/></text:span><text:span text:style-name="T39">there is no relationship between the number of undergraduate students' enrollments and the universities that are highly ranked. Also,<text:s/></text:span><text:span text:style-name="T40">the tuition cost does not necessarily affect the number of undergra</text:span><text:span text:style-name="T41">duate enrol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rl-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 alreahily</meta:initial-creator>
    <dc:creator>Nouf Alrehaili</dc:creator>
    <meta:creation-date>2021-04-17T22:13:00Z</meta:creation-date>
    <dc:date>2021-04-18T09:25:00Z</dc:date>
    <meta:template xlink:href="Normal" xlink:type="simple"/>
    <meta:editing-cycles>4</meta:editing-cycles>
    <meta:editing-duration>PT840S</meta:editing-duration>
    <meta:document-statistic meta:page-count="1" meta:paragraph-count="9" meta:word-count="697" meta:character-count="4666" meta:row-count="33" meta:non-whitespace-character-count="3978"/>
  </office:meta>
</office:document-meta>
</file>

<file path=Object 1/content.xml><?xml version="1.0" encoding="utf-8"?>
<mml:math xmlns:mml="http://www.w3.org/1998/Math/MathML" xmlns:m="http://schemas.openxmlformats.org/officeDocument/2006/math">
  <mml:mi mathvariant="normal"> </mml:mi>
  <mml:mi mathvariant="normal">u</mml:mi>
  <mml:mi mathvariant="normal">n</mml:mi>
  <mml:mi mathvariant="normal">d</mml:mi>
  <mml:mi mathvariant="normal">e</mml:mi>
  <mml:mi mathvariant="normal">r</mml:mi>
  <mml:mi mathvariant="normal">g</mml:mi>
  <mml:mi mathvariant="normal">r</mml:mi>
  <mml:mi mathvariant="normal">a</mml:mi>
  <mml:mi mathvariant="normal">d</mml:mi>
  <mml:mi mathvariant="normal">e</mml:mi>
  <mml:mi mathvariant="normal">n</mml:mi>
  <mml:mi mathvariant="normal">r</mml:mi>
  <mml:mi mathvariant="normal">o</mml:mi>
  <mml:mi mathvariant="normal">l</mml:mi>
  <mml:mi mathvariant="normal">l</mml:mi>
  <mml:mi mathvariant="normal">m</mml:mi>
  <mml:mi mathvariant="normal">e</mml:mi>
  <mml:mi mathvariant="normal">n</mml:mi>
  <mml:mi mathvariant="normal">t</mml:mi>
  <mml:mi mathvariant="normal"> </mml:mi>
  <mml:mo>=</mml:mo>
  <mml:mi mathvariant="normal"> </mml:mi>
  <mml:mo>-</mml:mo>
  <mml:mn>0.864377</mml:mn>
  <mml:mi mathvariant="normal">*</mml:mi>
  <mml:mi mathvariant="normal">t</mml:mi>
  <mml:mi mathvariant="normal">u</mml:mi>
  <mml:mi mathvariant="normal">t</mml:mi>
  <mml:mi mathvariant="normal">i</mml:mi>
  <mml:mi mathvariant="normal">o</mml:mi>
  <mml:mi mathvariant="normal">n</mml:mi>
  <mml:mo>_</mml:mo>
  <mml:mi mathvariant="normal">a</mml:mi>
  <mml:mi mathvariant="normal">n</mml:mi>
  <mml:mi mathvariant="normal">d</mml:mi>
  <mml:mo>_</mml:mo>
  <mml:mi mathvariant="normal">f</mml:mi>
  <mml:mi mathvariant="normal">e</mml:mi>
  <mml:mi mathvariant="normal">e</mml:mi>
  <mml:mi mathvariant="normal">s</mml:mi>
  <mml:mi mathvariant="normal"> </mml:mi>
  <mml:mo>+</mml:mo>
  <mml:mi mathvariant="normal"> </mml:mi>
  <mml:mn>51519.2</mml:mn>
</mml:math>
</file>